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59af8" officeooo:paragraph-rsid="00159af8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>
      <loext:graphic-properties draw:fill="solid" draw:fill-color="#cccccc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78a79"/>
    </style:style>
    <style:style style:name="gr1" style:family="graphic">
      <style:graphic-properties style:writing-mode="lr-tb" style:run-through="foreground" style:wrap="run-through" style:number-wrapped-paragraphs="no-limit" style:vertical-pos="middle" style:vertical-rel="baseline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cccccc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ff0000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in" fo:min-width="0in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3465a4" draw:marker-start="" draw:marker-start-width="0.0783in" draw:marker-start-center="false" draw:marker-end="Arrowheads_20_6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Arrowheads_20_6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fo:wrap-option="wrap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solid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11" style:family="graphic">
      <style:graphic-properties style:run-through="foreground"/>
    </style:style>
    <style:style style:name="gr12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.0209in" svg:stroke-color="#3465a4" draw:marker-start="" draw:marker-start-width="0.1098in" draw:marker-start-center="false" draw:marker-end="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.0209in" svg:stroke-color="#3465a4" draw:marker-start="" draw:marker-start-width="0.1098in" draw:marker-start-center="false" draw:marker-end="Arrowheads_20_7" draw:marker-end-width="0.1098in" draw:marker-end-center="false" draw:fill="none" draw:fill-color="#729fcf" draw:textarea-horizontal-align="justify" draw:textarea-vertical-align="middle" fo:padding-top="0.0598in" fo:padding-bottom="0.0598in" fo:padding-left="0.1083in" fo:padding-right="0.1083in" fo:wrap-option="wrap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cattering States</text:p>
      <text:h text:style-name="Heading_20_1" text:outline-level="1">Introduction</text:h>
      <text:p text:style-name="P2"><draw:g text:anchor-type="as-char" draw:z-index="0" draw:name="Group object 2" draw:style-name="gr1"><draw:custom-shape draw:style-name="gr2" draw:text-style-name="P3" svg:width="0.1059in" svg:height="0.1067in" svg:x="0.8362in" svg:y="0.8882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3" draw:text-style-name="P3" svg:width="0.1059in" svg:height="0.1067in" svg:x="0.9402in" svg:y="0.8882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4" draw:text-style-name="P3" svg:width="0.1067in" svg:height="0.1067in" svg:x="0.8874in" svg:y="0.9929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5" draw:text-style-name="P3" svg:width="0.1067in" svg:height="0.1067in" svg:x="0.9925in" svg:y="0.9929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6" draw:text-style-name="P4" svg:width="0.1067in" svg:height="0.1067in" svg:x="0.2984in" svg:y="0.961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custom-shape draw:style-name="gr7" draw:text-style-name="P5" svg:width="0.1067in" svg:height="0.1067in" svg:x="0.6807in" svg:y="0.6543in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draw:line draw:style-name="gr8" draw:text-style-name="P6" svg:x1="0.4516in" svg:y1="1.011in" svg:x2="0.5791in" svg:y2="1.011in"><text:p/></draw:line><draw:line draw:style-name="gr9" draw:text-style-name="P6" svg:x1="0.6642in" svg:y1="0.6378in" svg:x2="0.574in" svg:y2="0.5472in"><text:p/></draw:line><draw:ellipse draw:style-name="gr10" draw:text-style-name="P5" svg:width="1.9949in" svg:height="2.0004in" svg:x="-0.0138in" svg:y="0in" draw:kind="arc" draw:start-angle="189.65" draw:end-angle="168.77"><text:p/></draw:ellipse><draw:g draw:style-name="gr11"><draw:line draw:style-name="gr12" draw:text-style-name="P6" svg:x1="1.0965in" svg:y1="1.1807in" svg:x2="1.126in" svg:y2="1.2134in"><text:p/></draw:line><draw:line draw:style-name="gr13" draw:text-style-name="P6" svg:x1="1.2311in" svg:y1="1.3299in" svg:x2="1.2606in" svg:y2="1.3626in"><text:p/></draw:line><draw:line draw:style-name="gr14" draw:text-style-name="P6" svg:x1="1.1283in" svg:y1="1.2138in" svg:x2="1.165in" svg:y2="1.1992in"><text:p/></draw:line><draw:line draw:style-name="gr15" draw:text-style-name="P6" svg:x1="1.1232in" svg:y1="1.2744in" svg:x2="1.163in" svg:y2="1.1969in"><text:p/></draw:line><draw:line draw:style-name="gr16" draw:text-style-name="P6" svg:x1="1.1256in" svg:y1="1.2764in" svg:x2="1.2067in" svg:y2="1.2449in"><text:p/></draw:line><draw:line draw:style-name="gr17" draw:text-style-name="P6" svg:x1="1.1685in" svg:y1="1.3244in" svg:x2="1.2083in" svg:y2="1.2469in"><text:p/></draw:line><draw:line draw:style-name="gr18" draw:text-style-name="P6" svg:x1="1.1701in" svg:y1="1.3264in" svg:x2="1.2512in" svg:y2="1.2949in"><text:p/></draw:line><draw:line draw:style-name="gr19" draw:text-style-name="P6" svg:x1="1.235in" svg:y1="1.3323in" svg:x2="1.2531in" svg:y2="1.2969in"><text:p/></draw:line><draw:line draw:style-name="gr20" draw:text-style-name="P6" svg:x1="1.2661in" svg:y1="1.3689in" svg:x2="1.2957in" svg:y2="1.4016in"><text:p/></draw:line></draw:g></draw:g><text:span text:style-name="T1"><text:s text:c="2"/></text:span></text:p>
      <text:p text:style-name="P1">The goal, mathematically, of scattering, is to find the intensity of the scattered beam in comparison to the incident beam.<text:span text:style-name="T1"> The methods used will tie directly into potential wells (V).</text:span></text:p>
      <text:h text:style-name="Heading_20_1" text:outline-level="1">Incident Particles</text:h>
      <text:h text:style-name="Heading_20_1" text:outline-level="1">Reflected Particles</text:h>
      <text:h text:style-name="Heading_20_1" text:outline-level="1">Transmitted Particles</text:h>
      <text:h text:style-name="Heading_20_1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5" draw:display-name="Arrowheads 5" svg:viewBox="0 0 1131 1580" svg:d="M1013 1491l118 89-567-1580-564 1580 114-85 136-68 148-46 161-17 161 13 153 46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20 20" svg:d="M0 20l10-20 10 20z"/>
    <draw:stroke-dash draw:name="Dash_20_Dot_20_4" draw:display-name="Dash Dot 4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20:09:04.929098064</meta:creation-date>
    <meta:generator>LibreOffice/7.5.9.2$Linux_X86_64 LibreOffice_project/50$Build-2</meta:generator>
    <dc:date>2024-07-08T21:29:45.071745054</dc:date>
    <meta:editing-duration>P10DT1H42M33S</meta:editing-duration>
    <meta:editing-cycles>5</meta:editing-cycles>
    <meta:print-date>2024-06-22T23:46:16.194331416</meta:print-date>
    <meta:document-statistic meta:table-count="0" meta:image-count="0" meta:object-count="0" meta:page-count="1" meta:paragraph-count="7" meta:word-count="39" meta:character-count="273" meta:non-whitespace-character-count="238"/>
  </office:meta>
</office:document-meta>
</file>